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e74e" officeooo:paragraph-rsid="0005e74e"/>
    </style:style>
    <style:style style:name="P2" style:family="paragraph" style:parent-style-name="Standard">
      <style:paragraph-properties fo:text-align="center" style:justify-single-word="false"/>
      <style:text-properties officeooo:rsid="0005e74e" officeooo:paragraph-rsid="0005e74e"/>
    </style:style>
    <style:style style:name="P3" style:family="paragraph" style:parent-style-name="Standard" style:list-style-name="L2">
      <style:text-properties officeooo:rsid="0005e74e" officeooo:paragraph-rsid="0005e74e"/>
    </style:style>
    <style:style style:name="P4" style:family="paragraph" style:parent-style-name="Standard" style:list-style-name="L2">
      <style:text-properties officeooo:rsid="0005e74e" officeooo:paragraph-rsid="000c0a9e"/>
    </style:style>
    <style:style style:name="P5" style:family="paragraph" style:parent-style-name="Standard">
      <style:text-properties fo:font-weight="bold" officeooo:rsid="0005e74e" officeooo:paragraph-rsid="0005e74e" style:font-weight-asian="bold" style:font-weight-complex="bold"/>
    </style:style>
    <style:style style:name="P6" style:family="paragraph" style:parent-style-name="Standard">
      <style:text-properties officeooo:rsid="00078986" officeooo:paragraph-rsid="00078986"/>
    </style:style>
    <style:style style:name="P7" style:family="paragraph" style:parent-style-name="Standard">
      <style:text-properties fo:font-weight="normal" officeooo:rsid="000c0a9e" officeooo:paragraph-rsid="000c0a9e" style:font-weight-asian="normal" style:font-weight-complex="normal"/>
    </style:style>
    <style:style style:name="P8" style:family="paragraph" style:parent-style-name="Standard">
      <style:text-properties fo:font-weight="normal" officeooo:rsid="000c7bb6" officeooo:paragraph-rsid="000c7bb6" style:font-weight-asian="normal" style:font-weight-complex="normal"/>
    </style:style>
    <style:style style:name="P9" style:family="paragraph" style:parent-style-name="Standard">
      <style:text-properties officeooo:rsid="000c0a9e" officeooo:paragraph-rsid="000c0a9e"/>
    </style:style>
    <style:style style:name="P10" style:family="paragraph" style:parent-style-name="Standard" style:list-style-name="L2">
      <style:text-properties officeooo:rsid="000c0a9e" officeooo:paragraph-rsid="000c0a9e"/>
    </style:style>
    <style:style style:name="P11" style:family="paragraph" style:parent-style-name="Standard">
      <style:text-properties officeooo:rsid="000c7bb6" officeooo:paragraph-rsid="000c7bb6"/>
    </style:style>
    <style:style style:name="P12" style:family="paragraph" style:parent-style-name="Standard" style:list-style-name="L2">
      <style:text-properties officeooo:rsid="000cb18d" officeooo:paragraph-rsid="000cb18d"/>
    </style:style>
    <style:style style:name="P13" style:family="paragraph" style:parent-style-name="Standard">
      <style:text-properties officeooo:rsid="000cb18d" officeooo:paragraph-rsid="000cb18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0ad3fd"/>
    </style:style>
    <style:style style:name="T3" style:family="text">
      <style:text-properties officeooo:rsid="000c7bb6"/>
    </style:style>
    <style:style style:name="T4" style:family="text">
      <style:text-properties officeooo:rsid="000cb18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ojeto</text:p>
      <text:p text:style-name="P1"/>
      <text:p text:style-name="P5">Zoológico</text:p>
      <text:p text:style-name="P1"/>
      <text:list xml:id="list2317222046405315767" text:style-name="L2">
        <text:list-item>
          <text:p text:style-name="P3">Cadastro de zoológico</text:p>
        </text:list-item>
      </text:list>
      <text:p text:style-name="P11"/>
      <text:p text:style-name="P11">Zoos</text:p>
      <text:p text:style-name="P6">IdZoo, NomeZoo, End<text:span text:style-name="T2">ereco</text:span>Zoo</text:p>
      <text:p text:style-name="P6"><text:s text:c="2"/></text:p>
      <text:list xml:id="list113008891069523" text:continue-numbering="true" text:style-name="L2">
        <text:list-item>
          <text:p text:style-name="P3">Cadastro de usuário</text:p>
        </text:list-item>
      </text:list>
      <text:p text:style-name="P1"/>
      <text:p text:style-name="P11">Usuarios</text:p>
      <text:p text:style-name="P6">IdUsuario, <text:span text:style-name="T1">L</text:span>oginUs<text:span text:style-name="T2">uari</text:span>o, <text:span text:style-name="T2">SenhaUsuario, PermissaoUsuario.</text:span></text:p>
      <text:p text:style-name="P1"/>
      <text:list xml:id="list113008438289046" text:continue-numbering="true" text:style-name="L2">
        <text:list-item>
          <text:p text:style-name="P3">Cadastro de fun<text:span text:style-name="T1">cionário</text:span></text:p>
        </text:list-item>
      </text:list>
      <text:p text:style-name="P7"/>
      <text:p text:style-name="P8">Funcionarios</text:p>
      <text:p text:style-name="P7">CdFuncionario, NomeFuncionario, CpfFuncionario, DtNascFuncionario, DtIncioFuncionari</text:p>
      <text:p text:style-name="P5"/>
      <text:p text:style-name="P5"/>
      <text:list xml:id="list113008893501720" text:continue-numbering="true" text:style-name="L2">
        <text:list-item>
          <text:p text:style-name="P10">Cadastro de recinto</text:p>
        </text:list-item>
      </text:list>
      <text:p text:style-name="P11"/>
      <text:p text:style-name="P11">Recintos</text:p>
      <text:p text:style-name="P11">IdRecinto, DescricaoRecinto, NrRecinto</text:p>
      <text:list xml:id="list113008407609559" text:continue-numbering="true" text:style-name="L2">
        <text:list-header>
          <text:p text:style-name="P4"/>
        </text:list-header>
        <text:list-item>
          <text:p text:style-name="P4">Cadastro de espécie</text:p>
        </text:list-item>
      </text:list>
      <text:p text:style-name="P11"/>
      <text:p text:style-name="P11">Especies</text:p>
      <text:p text:style-name="P9">IdEspecie, NomeEspecie</text:p>
      <text:list xml:id="list113009010430177" text:continue-numbering="true" text:style-name="L2">
        <text:list-header>
          <text:p text:style-name="P3"/>
        </text:list-header>
        <text:list-item>
          <text:p text:style-name="P3">Cadastro de animal</text:p>
        </text:list-item>
      </text:list>
      <text:p text:style-name="P11"/>
      <text:p text:style-name="P11">Animais</text:p>
      <text:p text:style-name="P9">IdAnimal, NomeAnimal, <text:span text:style-name="T3">IdEspecie, LocalNascimentoAnimal, PesoAnimal, AlturaAnimal, NrRecinto</text:span></text:p>
      <text:list xml:id="list113008405458218" text:continue-numbering="true" text:style-name="L2">
        <text:list-header>
          <text:p text:style-name="P3"/>
          <text:p text:style-name="P3"/>
        </text:list-header>
        <text:list-item>
          <text:p text:style-name="P3">Cadastro de visitante</text:p>
          <text:p text:style-name="P3"/>
        </text:list-item>
      </text:list>
      <text:p text:style-name="P11">Visitantes</text:p>
      <text:p text:style-name="P11">IdVis<text:span text:style-name="T4">i</text:span>tante, NomeVisitante</text:p>
      <text:p text:style-name="P1"/>
      <text:p text:style-name="P1"/>
      <text:list xml:id="list113008059361897" text:continue-numbering="true" text:style-name="L2">
        <text:list-item>
          <text:p text:style-name="P12">Visita</text:p>
        </text:list-item>
      </text:list>
      <text:p text:style-name="P13"/>
      <text:p text:style-name="P13">IdVisita, DtVisita, IdVisitante</text:p>
      <text:p text:style-name="P11"/>
      <text:p text:style-name="P1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9T10:31:41.329495808</meta:creation-date>
    <dc:date>2017-05-19T11:28:14.494754035</dc:date>
    <meta:editing-duration>PT13M23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1" meta:paragraph-count="26" meta:word-count="68" meta:character-count="612" meta:non-whitespace-character-count="575"/>
  </office:meta>
</office:document-meta>
</file>